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56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6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 office:value-type="string" calcext:value-type="string">
            <text:p>Feature scal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 office:value-type="string" calcext:value-type="string">
            <text:p>Feature scal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 office:value-type="string" calcext:value-type="string">
            <text:p>Feature scal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4" calcext:value-type="float">
            <text:p>4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5" calcext:value-type="float">
            <text:p>25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10" calcext:value-type="float">
            <text:p>10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7" calcext:value-type="float">
            <text:p>3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6" calcext:value-type="float">
            <text:p>6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0" calcext:value-type="float">
            <text:p>90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base" office:value-type="string" calcext:value-type="string">
            <text:p>Conception de BDD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ce222" office:value-type="string" calcext:value-type="string">
            <text:p>Mar</text:p>
          </table:table-cell>
          <table:table-cell table:style-name="ce222" office:value-type="float" office:value="1" calcext:value-type="float">
            <text:p>1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table-cell table:style-name="base" office:value-type="string" calcext:value-type="string">
            <text:p>Conception de BDD + Premiers pas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e229" office:value-type="string" calcext:value-type="string">
            <text:p>Mer</text:p>
          </table:table-cell>
          <table:table-cell table:style-name="ce222" office:value-type="float" office:value="2" calcext:value-type="float">
            <text:p>2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table-cell table:style-name="base" office:value-type="string" calcext:value-type="string">
            <text:p>Projet P4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ce222" office:value-type="string" calcext:value-type="string">
            <text:p>Jeu</text:p>
          </table:table-cell>
          <table:table-cell table:style-name="ce229" office:value-type="float" office:value="3" calcext:value-type="float">
            <text:p>3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2" office:value-type="string" calcext:value-type="string">
            <text:p>Ven</text:p>
          </table:table-cell>
          <table:table-cell table:style-name="ce222" office:value-type="float" office:value="4" calcext:value-type="float">
            <text:p>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6" calcext:value-type="float">
            <text:p>6</text:p>
          </table:table-cell>
          <table:table-cell table:style-name="ce20" office:value-type="string" calcext:value-type="string" table:number-columns-spanned="1" table:number-rows-spanned="3">
            <text:p>Projet P4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7" calcext:value-type="float">
            <text:p>7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Mer</text:p>
          </table:table-cell>
          <table:table-cell table:style-name="base" office:value-type="float" office:value="8" calcext:value-type="float">
            <text:p>8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9" calcext:value-type="float">
            <text:p>9</text:p>
          </table:table-cell>
          <table:table-cell table:style-name="ce21" office:value-type="string" calcext:value-type="string">
            <text:p>Template preprocessing + modelisation + 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3" calcext:value-type="float">
            <text:p>13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6" calcext:value-type="float">
            <text:p>16</text:p>
          </table:table-cell>
          <table:table-cell table:style-name="ce54" office:value-type="string" calcext:value-type="string" table:number-columns-spanned="1" table:number-rows-spanned="2">
            <text:p>Clustering</text:p>
          </table:table-cell>
          <table:table-cell table:style-name="ml" office:value-type="string" calcext:value-type="string">
            <text:p>ACP, CAH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 office:value-type="string" calcext:value-type="string">
            <text:p>K-mean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206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6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3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ce224" office:value-type="string" calcext:value-type="string">
            <text:p>Lun</text:p>
          </table:table-cell>
          <table:table-cell table:style-name="ce224" office:value-type="float" office:value="24" calcext:value-type="float">
            <text:p>2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covered-table-cell table:style-name="ce2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ce225" office:value-type="string" calcext:value-type="string">
            <text:p>Mar</text:p>
          </table:table-cell>
          <table:table-cell table:style-name="ce225" office:value-type="float" office:value="25" calcext:value-type="float">
            <text:p>25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ce224" office:value-type="string" calcext:value-type="string">
            <text:p>Mer</text:p>
          </table:table-cell>
          <table:table-cell table:style-name="ce224" office:value-type="float" office:value="26" calcext:value-type="float">
            <text:p>26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27" calcext:value-type="float">
            <text:p>27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 office:value-type="string" calcext:value-type="string">
            <text:p>html et cs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Jeu</text:p>
          </table:table-cell>
          <table:table-cell table:style-name="ce224" office:value-type="float" office:value="27" calcext:value-type="float">
            <text:p>27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8" calcext:value-type="float">
            <text:p>28</text:p>
          </table:table-cell>
          <table:table-cell table:style-name="ce185" office:value-type="string" calcext:value-type="string" table:number-columns-spanned="1" table:number-rows-spanned="2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Ven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29" calcext:value-type="float">
            <text:p>29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4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table-cell table:style-name="ml" office:value-type="string" calcext:value-type="string">
            <text:p>Projet P6 : Révisions ML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e226" office:value-type="string" calcext:value-type="string">
            <text:p>Lun</text:p>
          </table:table-cell>
          <table:table-cell table:style-name="ce226" office:value-type="float" office:value="31" calcext:value-type="float">
            <text:p>31</text:p>
          </table:table-cell>
          <table:table-cell table:style-name="ce224" table:number-columns-repeated="2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aths" office:value-type="string" calcext:value-type="string" table:number-columns-spanned="1" table:number-rows-spanned="4">
            <text:p>La régression linéaire multiple application</text:p>
          </table:table-cell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ode"/>
          <table:table-cell table:style-name="ce129" table:number-columns-repeated="4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Projet certif Agile</text:p>
          </table:table-cell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55"/>
          <table:table-cell table:style-name="ce251" table:number-columns-repeated="2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55"/>
          <table:table-cell table:style-name="ce243"/>
          <table:table-cell table:style-name="ce55"/>
          <table:table-cell table:style-name="ce243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51"/>
          <table:table-cell table:style-name="ce55"/>
          <table:table-cell table:style-name="ce251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2"/>
          <table:table-cell table:style-name="ce251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3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24"/>
          <table:table-cell table:style-name="ce243" table:number-columns-repeated="2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2"/>
          <table:table-cell table:style-name="ce22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/>
          <table:table-cell table:style-name="ce246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51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a49ed84f3d037188bbbcb324f9afc3796d887539</meta:generator>
    <meta:creation-date>2019-10-24T11:03:45Z</meta:creation-date>
    <dc:date>2021-12-01T10:25:16.772555401</dc:date>
    <meta:editing-cycles>472</meta:editing-cycles>
    <meta:editing-duration>P1DT7M3S</meta:editing-duration>
    <meta:document-statistic meta:table-count="19" meta:cell-count="895" meta:object-count="0"/>
  </office:meta>
</office:document-meta>
</file>